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</text:span></text:p>
      <text:p text:style-name="P1"><text:span text:style-name="T1"><text:tab/><text:tab/><text:tab/><text:tab/><text:tab/><text:tab/>3) bytearray</text:span></text:p>
      <text:p text:style-name="P1"><text:span text:style-name="T1"><text:tab/><text:tab/>============================================</text:span></text:p>
      <text:p text:style-name="P1"><text:span text:style-name="T1">Properties:</text:span></text:p>
      <text:p text:style-name="P1"><text:span text:style-name="T1">-------------------</text:span></text:p>
      <text:p text:style-name="P1"><text:span text:style-name="T1">=&gt;'bytearray' is one of the pre-defined class and treated as Sequence Data Type.</text:span></text:p>
      <text:p text:style-name="P1"><text:span text:style-name="T1">=&gt;The real time implementation or the purpose of bytearray data type is that "To send the data </text:span></text:p>
      <text:p text:style-name="P1"><text:span text:style-name="T1"><text:s text:c="4"/>between to devices in the for form cipher Text / Encrypted format(End-to-End Encryption)".</text:span></text:p>
      <text:p text:style-name="P1"><text:span text:style-name="T1">=&gt;To achieve the real time implementation or the purpose of bytearray, the bytes data type stores <text:s/>the Numerical Possitive Integer values <text:s/>from the range (0,256) only.</text:span></text:p>
      <text:p text:style-name="P1"><text:span text:style-name="T1">=&gt;bytearray data type does not contain any symbolic notation for storing data directly but we can <text:s/>convert other type of values into bytearray by using <text:s/>bytearray().</text:span></text:p>
      <text:p text:style-name="P1"><text:span text:style-name="T1"><text:tab/><text:tab/>Syntax:</text:span></text:p>
      <text:p text:style-name="P1"><text:span text:style-name="T1"><text:tab/><text:tab/>----------- <text:s text:c="7"/>varname=bytearray(object)</text:span></text:p>
      <text:p text:style-name="P1"><text:span text:style-name="T1"><text:tab/><text:tab/>here varname is of type &lt;class,'bytearray'&gt;</text:span></text:p>
      <text:p text:style-name="P1"><text:span text:style-name="T1"><text:tab/></text:span></text:p>
      <text:p text:style-name="P1"><text:span text:style-name="T1">=&gt;An object bytearray data type allows us to perform Indexing and Slicing Operations.</text:span></text:p>
      <text:p text:style-name="P1"><text:span text:style-name="T1">=&gt;An object of bytearray maintains Insertion Order ( In whichever Order, we insert the data, In </text:span></text:p>
      <text:p text:style-name="P1"><text:span text:style-name="T1"><text:s text:c="4"/>the <text:s/>same order the data will be displayed )</text:span></text:p>
      <text:p text:style-name="P1"><text:span text:style-name="T1">=&gt;An object bytearray <text:s/>belongs to <text:s/>mutable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NOTE:- <text:s/>The Functionality of bytearray is exatcly similar to bytes but an object of bytes </text:span></text:p>
      <text:p text:style-name="P1"><text:span text:style-name="T1"><text:s text:c="14"/>belongs to Immutable where an object bytearray is mutable.</text:span></text:p>
      <text:p text:style-name="P1"><text:span text:style-name="T1">----------------------------------------------------------------------------------------------------------------------</text:span></text:p>
      <text:p text:style-name="P1"><text:span text:style-name="T1">Examples:</text:span></text:p>
      <text:p text:style-name="P1"><text:span text:style-name="T1">-----------------------------------------------------------</text:span></text:p>
      <text:p text:style-name="P1"><text:span text:style-name="T1">&gt;&gt;&gt; l=[10,20,30,256,0,45]</text:span></text:p>
      <text:p text:style-name="P1"><text:soft-page-break/><text:span text:style-name="T1">&gt;&gt;&gt; print(l,type(l))------------------------------[10, 20, 30, 256, 0, 45] &lt;class 'list'&gt;</text:span></text:p>
      <text:p text:style-name="P1"><text:span text:style-name="T1">&gt;&gt;&gt; b=bytearray(l)----------------ValueError: byte must be in range(0, 256)</text:span></text:p>
      <text:p text:style-name="P1"><text:span text:style-name="T1">&gt;&gt;&gt; l=[-10,20,30,256,0,45]</text:span></text:p>
      <text:p text:style-name="P1"><text:span text:style-name="T1">&gt;&gt;&gt; print(l,type(l))---------------[-10, 20, 30, 256, 0, 45] &lt;class 'list'&gt;</text:span></text:p>
      <text:p text:style-name="P1"><text:span text:style-name="T1">&gt;&gt;&gt; b=bytearray(l)-----------------ValueError: byte must be in range(0, 256)</text:span></text:p>
      <text:p text:style-name="P1"><text:span text:style-name="T1">&gt;&gt;&gt; l=[10,20,30,255,0,45]</text:span></text:p>
      <text:p text:style-name="P1"><text:span text:style-name="T1">&gt;&gt;&gt; print(l,type(l))----------------[10, 20, 30, 255, 0, 45] &lt;class 'list'&gt;</text:span></text:p>
      <text:p text:style-name="P1"><text:span text:style-name="T1">&gt;&gt;&gt; b=bytearray(l)</text:span></text:p>
      <text:p text:style-name="P1"><text:span text:style-name="T1">&gt;&gt;&gt; print(b,type(b),id(b))----bytearray(b'\n\x14\x1e\xff\x00-') &lt;class 'bytearray'&gt; 2465659124720</text:span></text:p>
      <text:p text:style-name="P1"><text:span text:style-name="T1">&gt;&gt;&gt; for val in b:</text:span></text:p>
      <text:p text:style-name="P1"><text:span text:style-name="T1">... <text:s text:c="4"/>print(val)</text:span></text:p>
      <text:p text:style-name="P1"><text:span text:style-name="T1"><text:tab/><text:tab/><text:tab/><text:tab/>...</text:span></text:p>
      <text:p text:style-name="P1"><text:span text:style-name="T1"><text:tab/><text:tab/><text:tab/><text:tab/>10</text:span></text:p>
      <text:p text:style-name="P1"><text:span text:style-name="T1"><text:tab/><text:tab/><text:tab/><text:tab/>20</text:span></text:p>
      <text:p text:style-name="P1"><text:span text:style-name="T1"><text:tab/><text:tab/><text:tab/><text:tab/>30</text:span></text:p>
      <text:p text:style-name="P1"><text:span text:style-name="T1"><text:tab/><text:tab/><text:tab/><text:tab/>255</text:span></text:p>
      <text:p text:style-name="P1"><text:span text:style-name="T1"><text:tab/><text:tab/><text:tab/><text:tab/>0</text:span></text:p>
      <text:p text:style-name="P1"><text:span text:style-name="T1"><text:tab/><text:tab/><text:tab/><text:tab/>45</text:span></text:p>
      <text:p text:style-name="P1"><text:span text:style-name="T1">&gt;&gt;&gt; b[0]---------------------------10</text:span></text:p>
      <text:p text:style-name="P1"><text:span text:style-name="T1">&gt;&gt;&gt; b[1]---------------------------20</text:span></text:p>
      <text:p text:style-name="P1"><text:span text:style-name="T1">&gt;&gt;&gt; b[-1]-------------------------45</text:span></text:p>
      <text:p text:style-name="P1"><text:span text:style-name="T1">&gt;&gt;&gt; b[0]=123 <text:s/># We are Updating the values of bytearray object</text:span></text:p>
      <text:p text:style-name="P1"><text:span text:style-name="T1">&gt;&gt;&gt; print(b,type(b),id(b))---bytearray(b'{\x14\x1e\xff\x00-') &lt;class 'bytearray'&gt; 2465659124720</text:span></text:p>
      <text:p text:style-name="P1"><text:span text:style-name="T1">&gt;&gt;&gt; for val in b:</text:span></text:p>
      <text:p text:style-name="P1"><text:span text:style-name="T1">... <text:s text:c="4"/>print(val)</text:span></text:p>
      <text:p text:style-name="P1"><text:span text:style-name="T1"><text:tab/><text:tab/><text:tab/>...</text:span></text:p>
      <text:p text:style-name="P1"><text:soft-page-break/><text:span text:style-name="T1"><text:tab/><text:tab/><text:tab/>123</text:span></text:p>
      <text:p text:style-name="P1"><text:span text:style-name="T1"><text:tab/><text:tab/><text:tab/>20</text:span></text:p>
      <text:p text:style-name="P1"><text:span text:style-name="T1"><text:tab/><text:tab/><text:tab/>30</text:span></text:p>
      <text:p text:style-name="P1"><text:span text:style-name="T1"><text:tab/><text:tab/><text:tab/>255</text:span></text:p>
      <text:p text:style-name="P1"><text:span text:style-name="T1"><text:tab/><text:tab/><text:tab/>0</text:span></text:p>
      <text:p text:style-name="P1"><text:span text:style-name="T1"><text:tab/><text:tab/><text:tab/>45</text:span></text:p>
      <text:p text:style-name="P2"/>
      <text:p text:style-name="P1"><text:span text:style-name="T1">&gt;&gt;&gt; for val in b[0:4]:</text:span></text:p>
      <text:p text:style-name="P1"><text:span text:style-name="T1">... <text:s text:c="4"/>print(val)</text:span></text:p>
      <text:p text:style-name="P1"><text:span text:style-name="T1"><text:tab/><text:tab/><text:tab/>...</text:span></text:p>
      <text:p text:style-name="P1"><text:span text:style-name="T1"><text:tab/><text:tab/><text:tab/>123</text:span></text:p>
      <text:p text:style-name="P1"><text:span text:style-name="T1"><text:tab/><text:tab/><text:tab/>20</text:span></text:p>
      <text:p text:style-name="P1"><text:span text:style-name="T1"><text:tab/><text:tab/><text:tab/>30</text:span></text:p>
      <text:p text:style-name="P1"><text:span text:style-name="T1"><text:tab/><text:tab/><text:tab/>255</text:span></text:p>
      <text:p text:style-name="P1"><text:span text:style-name="T1">================================X=======================================</text:span>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311" meta:character-count="2713" meta:non-whitespace-character-count="2342"/>
    <meta:generator>LibreOfficeDev/6.0.5.2$Linux_X86_64 LibreOffice_project/</meta:generator>
  </office:meta>
</office:document-meta>
</file>